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53cm" fo:margin-left="0.06cm" table:align="left"/>
    </style:style>
    <style:style style:name="Tabela1.A" style:family="table-column">
      <style:table-column-properties style:column-width="2.293cm"/>
    </style:style>
    <style:style style:name="Tabela1.B" style:family="table-column">
      <style:table-column-properties style:column-width="6.154cm"/>
    </style:style>
    <style:style style:name="Tabela1.C" style:family="table-column">
      <style:table-column-properties style:column-width="4.253cm"/>
    </style:style>
    <style:style style:name="Tabela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63bbee" fo:padding="0.097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background-color="#c254d2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background-color="#7b3d00" fo:padding="0.097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background-color="#ee82ee" fo:padding="0.097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18d6ae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3" style:family="paragraph" style:parent-style-name="Standard">
      <style:text-properties style:font-name="Comic Sans MS" style:text-underline-style="none" fo:font-weight="normal" officeooo:rsid="001bd215" officeooo:paragraph-rsid="001bd215" fo:background-color="transparent" style:font-weight-asian="normal" style:font-weight-complex="normal"/>
    </style:style>
    <style:style style:name="P4" style:family="paragraph" style:parent-style-name="Standard">
      <style:text-properties style:font-name="Comic Sans MS" style:text-underline-style="none" fo:font-weight="normal" officeooo:rsid="00202a1e" officeooo:paragraph-rsid="00202a1e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49eae" officeooo:paragraph-rsid="00249eae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34b1" officeooo:paragraph-rsid="002534b1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a21d" officeooo:paragraph-rsid="0025a21d" fo:background-color="transparent" style:font-weight-asian="normal" style:font-weight-complex="normal"/>
    </style:style>
    <style:style style:name="P8" style:family="paragraph" style:parent-style-name="Standard">
      <style:text-properties style:font-name="Comic Sans MS" style:text-underline-style="none" fo:font-weight="normal" officeooo:rsid="0025a21d" officeooo:paragraph-rsid="0025a21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style:text-underline-style="none" fo:font-weight="normal" officeooo:rsid="0025a21d" officeooo:paragraph-rsid="0027295d" fo:background-color="transparent" style:font-weight-asian="normal" style:font-weight-complex="normal"/>
    </style:style>
    <style:style style:name="P10" style:family="paragraph" style:parent-style-name="Standard">
      <style:text-properties style:font-name="Comic Sans MS" style:text-underline-style="none" fo:font-weight="normal" officeooo:rsid="0027295d" officeooo:paragraph-rsid="0027295d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mic Sans MS" style:text-underline-style="none" fo:font-weight="normal" officeooo:rsid="0027295d" officeooo:paragraph-rsid="0027295d" fo:background-color="transparent" style:font-weight-asian="normal" style:font-weight-complex="normal"/>
    </style:style>
    <style:style style:name="P12" style:family="paragraph" style:parent-style-name="Standard">
      <style:text-properties style:font-name="Comic Sans MS" style:text-underline-style="none" fo:font-weight="normal" officeooo:rsid="0027d409" officeooo:paragraph-rsid="0027d409" fo:background-color="transparent" style:font-weight-asian="normal" style:font-weight-complex="normal"/>
    </style:style>
    <style:style style:name="P13" style:family="paragraph" style:parent-style-name="Standard">
      <style:text-properties style:font-name="Comic Sans MS" style:text-underline-style="none" fo:font-weight="normal" officeooo:rsid="00267ae8" officeooo:paragraph-rsid="00267ae8" fo:background-color="transparent" style:font-weight-asian="normal" style:font-weight-complex="normal"/>
    </style:style>
    <style:style style:name="P14" style:family="paragraph" style:parent-style-name="Standard">
      <style:text-properties style:font-name="Comic Sans MS" style:text-underline-style="none" fo:font-weight="normal" officeooo:rsid="002c4026" officeooo:paragraph-rsid="002c4026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4026" officeooo:paragraph-rsid="002c4026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style:text-underline-style="none" fo:font-weight="bold" officeooo:rsid="00249eae" officeooo:paragraph-rsid="00249eae" fo:background-color="transparen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omic Sans MS" style:text-underline-style="solid" style:text-underline-width="auto" style:text-underline-color="font-color" fo:font-weight="bold" officeooo:rsid="00202a1e" officeooo:paragraph-rsid="00202a1e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" style:family="paragraph" style:parent-style-name="Standard">
      <style:text-properties fo:color="#d4d4d4" style:font-name="Droid Sans Mono" fo:font-size="10.5pt" style:text-underline-style="none" fo:font-weight="normal" officeooo:rsid="00202a1e" officeooo:paragraph-rsid="00202a1e" fo:background-color="#1e1e1e" style:font-weight-asian="normal" style:font-weight-complex="normal"/>
    </style:style>
    <style:style style:name="P2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23" style:family="paragraph" style:parent-style-name="Standard">
      <style:paragraph-properties style:line-height-at-least="0.503cm"/>
      <style:text-properties fo:color="#808080"/>
    </style:style>
    <style:style style:name="P24" style:family="paragraph" style:parent-style-name="Standard">
      <style:text-properties style:font-name="Droid Sans Mono" style:text-underline-style="none" fo:font-weight="normal" officeooo:rsid="0027d409" officeooo:paragraph-rsid="0027d409" fo:background-color="#1e1e1e" style:font-weight-asian="normal" style:font-weight-complex="normal"/>
    </style:style>
    <style:style style:name="P25" style:family="paragraph" style:parent-style-name="Standard">
      <style:paragraph-properties style:line-height-at-least="0.503cm"/>
      <style:text-properties style:font-name="Droid Sans Mono" fo:font-weight="normal" fo:background-color="#1e1e1e"/>
    </style:style>
    <style:style style:name="P26" style:family="paragraph" style:parent-style-name="Table_20_Contents">
      <style:text-properties style:font-name="Comic Sans MS"/>
    </style:style>
    <style:style style:name="P27" style:family="paragraph" style:parent-style-name="Table_20_Contents">
      <style:paragraph-properties fo:text-align="center" style:justify-single-word="false"/>
      <style:text-properties style:font-name="Comic Sans MS" fo:font-weight="bold" officeooo:rsid="001e4f46" officeooo:paragraph-rsid="001e4f46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Comic Sans MS" fo:font-weight="bold" officeooo:rsid="001e4f46" officeooo:paragraph-rsid="001e4f4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omic Sans MS" fo:font-weight="bold" officeooo:rsid="001e4f46" officeooo:paragraph-rsid="001e4f46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d0c28" officeooo:paragraph-rsid="002d0c28" fo:background-color="transparent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d6ab3" officeooo:paragraph-rsid="002d6ab3" fo:background-color="transparent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f02f7" officeooo:paragraph-rsid="002f02f7" fo:background-color="transparent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047ad" officeooo:paragraph-rsid="003047ad" fo:background-color="transparent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20282" officeooo:paragraph-rsid="00320282" fo:background-color="transparent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35e20" officeooo:paragraph-rsid="00216fd2" fo:background-color="transparent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3e834" officeooo:paragraph-rsid="0033e834" fo:background-color="transparent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35e538" officeooo:paragraph-rsid="0035e538" fo:background-color="transparent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bold" officeooo:rsid="002d6ab3" officeooo:paragraph-rsid="002d6ab3" fo:background-color="transparent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bold" officeooo:rsid="00320282" officeooo:paragraph-rsid="00320282" fo:background-color="transparent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d4d4d4" style:font-name="Droid Sans Mono" fo:font-size="10.5pt" style:text-underline-style="none" fo:font-weight="normal" officeooo:rsid="003047ad" officeooo:paragraph-rsid="003047ad" fo:background-color="#1e1e1e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d4d4d4" style:font-name="Droid Sans Mono" fo:font-size="10.5pt" style:text-underline-style="none" fo:font-weight="normal" officeooo:rsid="00320282" officeooo:paragraph-rsid="00320282" fo:background-color="#1e1e1e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d4d4d4" style:font-name="Droid Sans Mono" fo:font-size="10.5pt" style:text-underline-style="none" fo:font-weight="normal" officeooo:rsid="00335e20" officeooo:paragraph-rsid="00216fd2" fo:background-color="#1e1e1e" style:font-weight-asian="normal" style:font-weight-complex="normal"/>
    </style:style>
    <style:style style:name="P43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8d6ae" fo:background-color="#ff8000" style:font-weight-asian="bold" style:font-weight-complex="bold"/>
    </style:style>
    <style:style style:name="P44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d14c6" fo:background-color="#ff8000" style:font-weight-asian="bold" style:font-weight-complex="bold"/>
    </style:style>
    <style:style style:name="P45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247c22" officeooo:paragraph-rsid="00247c22" fo:background-color="#ff8000" style:font-weight-asian="bold" style:font-weight-complex="bold"/>
    </style:style>
    <style:style style:name="P46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47" style:family="paragraph" style:parent-style-name="Standard" style:list-style-name="L2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4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9" style:family="paragraph" style:parent-style-name="Standard">
      <style:paragraph-properties style:line-height-at-least="0.503cm"/>
      <style:text-properties style:font-name="Droid Sans Mono" fo:font-weight="normal" fo:background-color="#1e1e1e"/>
    </style:style>
    <style:style style:name="P5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1" style:family="paragraph" style:parent-style-name="Standard" style:list-style-name="L1" style:master-page-name="">
      <loext:graphic-properties draw:fill="none"/>
      <style:paragraph-properties fo:margin-left="0.4cm" fo:margin-right="0cm" fo:text-indent="0.3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.4cm" fo:margin-right="0cm" fo:text-indent="0.3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53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d0c28" officeooo:paragraph-rsid="002d0c28" fo:background-color="transparent" style:font-weight-asian="normal" style:font-weight-complex="normal"/>
    </style:style>
    <style:style style:name="P54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047ad" officeooo:paragraph-rsid="003047ad" fo:background-color="transparent" style:font-weight-asian="normal" style:font-weight-complex="normal"/>
    </style:style>
    <style:style style:name="P55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33e834" officeooo:paragraph-rsid="0033e834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86ae0" officeooo:paragraph-rsid="00386ae0" fo:background-color="transparent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a6dd2" officeooo:paragraph-rsid="003a6dd2" fo:background-color="transparent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3a6dd2" officeooo:paragraph-rsid="003a6dd2" fo:background-color="transparent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d4d4d4" style:font-name="Droid Sans Mono" fo:font-size="10.5pt" style:text-underline-style="none" fo:font-weight="normal" officeooo:rsid="00386ae0" officeooo:paragraph-rsid="00386ae0" fo:background-color="#1e1e1e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a6dd2" officeooo:paragraph-rsid="003a6dd2" fo:background-color="transparent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3a6dd2" officeooo:paragraph-rsid="003a6dd2" fo:background-color="transparent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a8f91" officeooo:paragraph-rsid="003a8f91" fo:background-color="transparent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b0c86" officeooo:paragraph-rsid="003b0c86" fo:background-color="transparent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e957f" officeooo:paragraph-rsid="003e957f" fo:background-color="transparent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normal" officeooo:paragraph-rsid="003d2ce3" fo:background-color="transparent"/>
    </style:style>
    <style:style style:name="T1" style:family="text">
      <style:text-properties officeooo:rsid="00621612"/>
    </style:style>
    <style:style style:name="T2" style:family="text">
      <style:text-properties fo:color="#808080"/>
    </style:style>
    <style:style style:name="T3" style:family="text">
      <style:text-properties fo:color="#808080" fo:font-size="10.5pt"/>
    </style:style>
    <style:style style:name="T4" style:family="text">
      <style:text-properties fo:color="#569cd6"/>
    </style:style>
    <style:style style:name="T5" style:family="text">
      <style:text-properties fo:color="#569cd6" fo:font-size="10.5pt"/>
    </style:style>
    <style:style style:name="T6" style:family="text">
      <style:text-properties fo:color="#9cdcfe"/>
    </style:style>
    <style:style style:name="T7" style:family="text">
      <style:text-properties fo:color="#9cdcfe" fo:font-size="10.5pt"/>
    </style:style>
    <style:style style:name="T8" style:family="text">
      <style:text-properties fo:color="#9cdcfe" style:font-name="Droid Sans Mono" fo:font-size="10.5pt" fo:background-color="#1e1e1e" loext:char-shading-value="0"/>
    </style:style>
    <style:style style:name="T9" style:family="text">
      <style:text-properties fo:color="#9cdcfe" style:font-name="Droid Sans Mono" fo:font-size="10.5pt" style:text-underline-style="none" officeooo:rsid="003c26d4" fo:background-color="#1e1e1e" loext:char-shading-value="0" style:font-weight-asian="normal" style:font-weight-complex="normal"/>
    </style:style>
    <style:style style:name="T10" style:family="text">
      <style:text-properties fo:color="#9cdcfe" style:font-name="Droid Sans Mono" fo:font-size="10.5pt" style:text-underline-style="none" officeooo:rsid="003d2ce3" fo:background-color="#1e1e1e" loext:char-shading-value="0" style:font-weight-asian="normal" style:font-weight-complex="normal"/>
    </style:style>
    <style:style style:name="T11" style:family="text">
      <style:text-properties fo:color="#9cdcfe" style:font-name="Droid Sans Mono" fo:font-size="10.5pt" style:text-underline-style="none" fo:background-color="#1e1e1e" loext:char-shading-value="0" style:font-weight-asian="normal" style:font-weight-complex="normal"/>
    </style:style>
    <style:style style:name="T12" style:family="text">
      <style:text-properties fo:color="#ce9178"/>
    </style:style>
    <style:style style:name="T13" style:family="text">
      <style:text-properties fo:color="#ce9178" fo:font-size="10.5pt"/>
    </style:style>
    <style:style style:name="T14" style:family="text">
      <style:text-properties fo:color="#ce9178" style:font-name="Droid Sans Mono" fo:font-size="10.5pt" fo:background-color="#1e1e1e" loext:char-shading-value="0"/>
    </style:style>
    <style:style style:name="T15" style:family="text">
      <style:text-properties fo:color="#ce9178" style:font-name="Droid Sans Mono" fo:font-size="10.5pt" style:text-underline-style="none" officeooo:rsid="003d2ce3" fo:background-color="#1e1e1e" loext:char-shading-value="0" style:font-weight-asian="normal" style:font-weight-complex="normal"/>
    </style:style>
    <style:style style:name="T16" style:family="text">
      <style:text-properties officeooo:rsid="0022b87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5a21d"/>
    </style:style>
    <style:style style:name="T19" style:family="text">
      <style:text-properties officeooo:rsid="00267ae8"/>
    </style:style>
    <style:style style:name="T20" style:family="text">
      <style:text-properties officeooo:rsid="0027d409"/>
    </style:style>
    <style:style style:name="T21" style:family="text">
      <style:text-properties fo:color="#d4d4d4" fo:font-size="10.5pt"/>
    </style:style>
    <style:style style:name="T22" style:family="text">
      <style:text-properties fo:color="#d4d4d4" style:font-name="Droid Sans Mono" fo:font-size="10.5pt" fo:background-color="#1e1e1e" loext:char-shading-value="0"/>
    </style:style>
    <style:style style:name="T23" style:family="text">
      <style:text-properties fo:color="#d4d4d4" style:font-name="Droid Sans Mono" fo:font-size="10.5pt" style:text-underline-style="none" officeooo:rsid="003c26d4" fo:background-color="#1e1e1e" loext:char-shading-value="0" style:font-weight-asian="normal" style:font-weight-complex="normal"/>
    </style:style>
    <style:style style:name="T24" style:family="text">
      <style:text-properties fo:color="#d4d4d4" style:font-name="Droid Sans Mono" fo:font-size="10.5pt" style:text-underline-style="none" officeooo:rsid="003d2ce3" fo:background-color="#1e1e1e" loext:char-shading-value="0" style:font-weight-asian="normal" style:font-weight-complex="normal"/>
    </style:style>
    <style:style style:name="T25" style:family="text">
      <style:text-properties fo:color="#d4d4d4" style:font-name="Droid Sans Mono" fo:font-size="10.5pt" style:text-underline-style="none" fo:background-color="#1e1e1e" loext:char-shading-value="0" style:font-weight-asian="normal" style:font-weight-complex="normal"/>
    </style:style>
    <style:style style:name="T26" style:family="text">
      <style:text-properties fo:color="#dcdcaa"/>
    </style:style>
    <style:style style:name="T27" style:family="text">
      <style:text-properties fo:color="#dcdcaa" fo:font-size="10.5pt"/>
    </style:style>
    <style:style style:name="T28" style:family="text">
      <style:text-properties fo:color="#dcdcaa" style:font-name="Droid Sans Mono" fo:font-size="10.5pt" fo:background-color="#1e1e1e" loext:char-shading-value="0"/>
    </style:style>
    <style:style style:name="T29" style:family="text">
      <style:text-properties officeooo:rsid="002d6ab3"/>
    </style:style>
    <style:style style:name="T30" style:family="text">
      <style:text-properties fo:color="#d7ba7d"/>
    </style:style>
    <style:style style:name="T31" style:family="text">
      <style:text-properties fo:color="#b5cea8"/>
    </style:style>
    <style:style style:name="T32" style:family="text">
      <style:text-properties fo:color="#b5cea8" style:font-name="Droid Sans Mono" fo:font-size="10.5pt" style:text-underline-style="none" fo:background-color="#1e1e1e" loext:char-shading-value="0" style:font-weight-asian="normal" style:font-weight-complex="normal"/>
    </style:style>
    <style:style style:name="T33" style:family="text">
      <style:text-properties officeooo:rsid="0035e538"/>
    </style:style>
    <style:style style:name="T34" style:family="text">
      <style:text-properties officeooo:rsid="0037385f"/>
    </style:style>
    <style:style style:name="T35" style:family="text">
      <style:text-properties fo:color="#c586c0"/>
    </style:style>
    <style:style style:name="T36" style:family="text">
      <style:text-properties officeooo:rsid="003a8f91"/>
    </style:style>
    <style:style style:name="T37" style:family="text">
      <style:text-properties style:text-underline-style="none" officeooo:rsid="003c26d4" style:font-weight-asian="normal" style:font-weight-complex="normal" fo:background-color="#ffffff"/>
    </style:style>
    <style:style style:name="T38" style:family="text">
      <style:text-properties style:text-underline-style="none" style:font-weight-asian="normal" style:font-weight-complex="normal" fo:background-color="#ffffff"/>
    </style:style>
    <style:style style:name="T39" style:family="text">
      <style:text-properties style:text-underline-style="none" officeooo:rsid="003d2ce3" style:font-weight-asian="normal" style:font-weight-complex="normal"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em vídeo</text:p>
      <text:p text:style-name="P1">HTML5 e CSS3 – <text:span text:style-name="T1">módulo 02</text:span></text:p>
      <text:list xml:id="list3168460759" text:style-name="L1">
        <text:list-item>
          <text:p text:style-name="P43">Capítulo 13 Aula 00 – O que vamos aprender no módulo 02?</text:p>
        </text:list-item>
      </text:list>
      <text:p text:style-name="P2"/>
      <text:list xml:id="list2400286724" text:style-name="L2">
        <text:list-item>
          <text:p text:style-name="P47">Cores → psicologia das cores, cores primárias, secundárias, terciárias;</text:p>
        </text:list-item>
        <text:list-item>
          <text:p text:style-name="P47">Tipografia → Anatomia do tipo, família tipográfica, alinhamento de parágrafo, tipos de alinhamento.</text:p>
        </text:list-item>
        <text:list-item>
          <text:p text:style-name="P47">Aprofundamento do CSS, o que são classes, pseudoclasse, pseudo-elementos, variáveis em CSS;</text:p>
        </text:list-item>
        <text:list-item>
          <text:p text:style-name="P47">Modelo de caixas → bordas, arredondamento de vértice, aplicação de sombras, cores em degradê;</text:p>
        </text:list-item>
        <text:list-item>
          <text:p text:style-name="P47">Projeto final</text:p>
        </text:list-item>
      </text:list>
      <text:p text:style-name="P2"/>
      <text:list xml:id="list80450836480401" text:continue-list="list3168460759" text:style-name="L1">
        <text:list-item>
          <text:p text:style-name="P44">Capítulo 13 Aula 01 – Psicologia das Cores</text:p>
        </text:list-item>
      </text:list>
      <text:p text:style-name="P3"/>
      <text:p text:style-name="P17">Tabela de representação de cores – pdf pág. 4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>
          <table:table-cell table:style-name="Tabela1.A1" office:value-type="string">
            <text:p text:style-name="P28">Cor</text:p>
          </table:table-cell>
          <table:table-cell table:style-name="Tabela1.A1" office:value-type="string">
            <text:p text:style-name="P28">Associada a</text:p>
          </table:table-cell>
          <table:table-cell table:style-name="Tabela1.A1" office:value-type="string">
            <text:p text:style-name="P28">Usar em</text:p>
          </table:table-cell>
          <table:table-cell table:style-name="Tabela1.D1" office:value-type="string">
            <text:p text:style-name="P28">Evitar</text:p>
          </table:table-cell>
        </table:table-row>
        <table:table-row>
          <table:table-cell table:style-name="Tabela1.A2" office:value-type="string">
            <text:p text:style-name="P28">Vermelho</text:p>
          </table:table-cell>
          <table:table-cell table:style-name="Tabela1.B2" office:value-type="string">
            <text:p text:style-name="P26">amor, emoção, energia, raiva, perigo</text:p>
          </table:table-cell>
          <table:table-cell table:style-name="Tabela1.C12" office:value-type="string">
            <text:p text:style-name="P26">comida, moda, entretenimento, serviços de emergência e saúde</text:p>
          </table:table-cell>
          <table:table-cell table:style-name="Tabela1.D2" office:value-type="string">
            <text:p text:style-name="P26">luxo, natureza, serviços em geral</text:p>
          </table:table-cell>
        </table:table-row>
        <table:table-row>
          <table:table-cell table:style-name="Tabela1.A3" office:value-type="string">
            <text:p text:style-name="P29">Amarelo</text:p>
          </table:table-cell>
          <table:table-cell table:style-name="Tabela1.B3" office:value-type="string">
            <text:p text:style-name="P26">felicidade, alegria, otimismo, covardia</text:p>
          </table:table-cell>
          <table:table-cell table:style-name="Tabela1.C12" office:value-type="string">
            <text:p text:style-name="P26">dar luz, dar calma e felicidade, chamar atenção</text:p>
          </table:table-cell>
          <table:table-cell table:style-name="Tabela1.D3" office:value-type="string">
            <text:p text:style-name="P26">pode indicar que algo é barato ou spam</text:p>
          </table:table-cell>
        </table:table-row>
        <table:table-row>
          <table:table-cell table:style-name="Tabela1.A4" office:value-type="string">
            <text:p text:style-name="P28">Laranja</text:p>
          </table:table-cell>
          <table:table-cell table:style-name="Tabela1.B4" office:value-type="string">
            <text:p text:style-name="P26">divertimento, ambição, calor, cautela</text:p>
          </table:table-cell>
          <table:table-cell table:style-name="Tabela1.C12" office:value-type="string">
            <text:p text:style-name="P26">comércio eletrônico, entretenimento, call-to-action</text:p>
          </table:table-cell>
          <table:table-cell table:style-name="Tabela1.D4" office:value-type="string">
            <text:p text:style-name="P26">pode se tornar cansativo se muito explorado</text:p>
          </table:table-cell>
        </table:table-row>
        <table:table-row>
          <table:table-cell table:style-name="Tabela1.A5" office:value-type="string">
            <text:p text:style-name="P29">Verde</text:p>
          </table:table-cell>
          <table:table-cell table:style-name="Tabela1.B5" office:value-type="string">
            <text:p text:style-name="P26">saúde, natureza, dinheiro, sorte, inveja</text:p>
          </table:table-cell>
          <table:table-cell table:style-name="Tabela1.C12" office:value-type="string">
            <text:p text:style-name="P26">Relaxamento, turismo, nanceiros, meio ambiente</text:p>
          </table:table-cell>
          <table:table-cell table:style-name="Tabela1.D5" office:value-type="string">
            <text:p text:style-name="P26">luxo, tecnologia, meninas adolescentes</text:p>
          </table:table-cell>
        </table:table-row>
        <table:table-row>
          <table:table-cell table:style-name="Tabela1.A6" office:value-type="string">
            <text:p text:style-name="P29">Azul</text:p>
          </table:table-cell>
          <table:table-cell table:style-name="Tabela1.B6" office:value-type="string">
            <text:p text:style-name="P26">competência, sabedoria, calma, frio</text:p>
          </table:table-cell>
          <table:table-cell table:style-name="Tabela1.C12" office:value-type="string">
            <text:p text:style-name="P26">tecnologia, medicina, ciências, governo</text:p>
          </table:table-cell>
          <table:table-cell table:style-name="Tabela1.D6" office:value-type="string">
            <text:p text:style-name="P26">comida (reduz apetite)</text:p>
          </table:table-cell>
        </table:table-row>
        <table:table-row>
          <table:table-cell table:style-name="Tabela1.A7" office:value-type="string">
            <text:p text:style-name="P28">Roxo</text:p>
          </table:table-cell>
          <table:table-cell table:style-name="Tabela1.B7" office:value-type="string">
            <text:p text:style-name="P26">criatividade, poder, sabedoria, mistério</text:p>
          </table:table-cell>
          <table:table-cell table:style-name="Tabela1.C12" office:value-type="string">
            <text:p text:style-name="P26">produtos de beleza, astrologia, ioga, espiritualidade, adolescente</text:p>
          </table:table-cell>
          <table:table-cell table:style-name="Tabela1.D7" office:value-type="string">
            <text:p text:style-name="P26">não prende muito a atenção, indiferente</text:p>
          </table:table-cell>
        </table:table-row>
        <table:table-row>
          <table:table-cell table:style-name="Tabela1.A8" office:value-type="string">
            <text:p text:style-name="P28">Marron</text:p>
          </table:table-cell>
          <table:table-cell table:style-name="Tabela1.B8" office:value-type="string">
            <text:p text:style-name="P26">terra, robustez, estabilidade, amizade</text:p>
          </table:table-cell>
          <table:table-cell table:style-name="Tabela1.C12" office:value-type="string">
            <text:p text:style-name="P26">Alimentação, imobiliária, animais, <text:span text:style-name="T16">fi</text:span>nanças</text:p>
          </table:table-cell>
          <table:table-cell table:style-name="Tabela1.D8" office:value-type="string">
            <text:p text:style-name="P26">cor considerada conservadora</text:p>
          </table:table-cell>
        </table:table-row>
        <text:soft-page-break/>
        <table:table-row>
          <table:table-cell table:style-name="Tabela1.A9" office:value-type="string">
            <text:p text:style-name="P27">Preto</text:p>
          </table:table-cell>
          <table:table-cell table:style-name="Tabela1.B9" office:value-type="string">
            <text:p text:style-name="P26">elegância, autoridade, mistério, morte</text:p>
          </table:table-cell>
          <table:table-cell table:style-name="Tabela1.C12" office:value-type="string">
            <text:p text:style-name="P26">luxo, moda, marketing, cosméticos</text:p>
          </table:table-cell>
          <table:table-cell table:style-name="Tabela1.D9" office:value-type="string">
            <text:p text:style-name="P26">desconforto e medo</text:p>
          </table:table-cell>
        </table:table-row>
        <table:table-row>
          <table:table-cell table:style-name="Tabela1.A10" office:value-type="string">
            <text:p text:style-name="P27">Branco</text:p>
          </table:table-cell>
          <table:table-cell table:style-name="Tabela1.B10" office:value-type="string">
            <text:p text:style-name="P26">pureza, limpeza, felicidade, segurança</text:p>
          </table:table-cell>
          <table:table-cell table:style-name="Tabela1.C12" office:value-type="string">
            <text:p text:style-name="P26">medicina, saúde, tecnologia, luxo (com preto, ouro, cinza)</text:p>
          </table:table-cell>
          <table:table-cell table:style-name="Tabela1.D10" office:value-type="string">
            <text:p text:style-name="P26">não chama atenção, deve ser combinado</text:p>
          </table:table-cell>
        </table:table-row>
        <table:table-row>
          <table:table-cell table:style-name="Tabela1.A11" office:value-type="string">
            <text:p text:style-name="P27">Cinza</text:p>
          </table:table-cell>
          <table:table-cell table:style-name="Tabela1.B11" office:value-type="string">
            <text:p text:style-name="P26">formalidade, so sticação, frieza, indiferença</text:p>
          </table:table-cell>
          <table:table-cell table:style-name="Tabela1.C12" office:value-type="string">
            <text:p text:style-name="P26">bens de luxo, efeito calmante</text:p>
          </table:table-cell>
          <table:table-cell table:style-name="Tabela1.D11" office:value-type="string">
            <text:p text:style-name="P26">dá a sensação de frieza</text:p>
          </table:table-cell>
        </table:table-row>
        <table:table-row>
          <table:table-cell table:style-name="Tabela1.A12" office:value-type="string">
            <text:p text:style-name="P27">Rosa</text:p>
          </table:table-cell>
          <table:table-cell table:style-name="Tabela1.B12" office:value-type="string">
            <text:p text:style-name="P26">amor, romance, sinceridade, cuidados</text:p>
          </table:table-cell>
          <table:table-cell table:style-name="Tabela1.C12" office:value-type="string">
            <text:p text:style-name="P26">produtos femininos e cosméticos</text:p>
          </table:table-cell>
          <table:table-cell table:style-name="Tabela1.D12" office:value-type="string">
            <text:p text:style-name="P26">pode tornar muito sentimental e doce</text:p>
          </table:table-cell>
        </table:table-row>
      </table:table>
      <text:p text:style-name="P3"/>
      <text:p text:style-name="P3"/>
      <text:list xml:id="list80451283696346" text:continue-numbering="true" text:style-name="L1">
        <text:list-item>
          <text:p text:style-name="P45">Capítulo 13 Aula 02 – Representando Cores com CSS3</text:p>
        </text:list-item>
      </text:list>
      <text:p text:style-name="P4"/>
      <text:p text:style-name="P19"><text:span text:style-name="T2">&lt;</text:span><text:span text:style-name="T4">body</text:span><text:span text:style-name="T2">&gt;</text:span></text:p>
      <text:p text:style-name="P20">&lt;!-- Representação por nomes --&gt;</text:p>
      <text:p text:style-name="P18"><text:span text:style-name="T2">&lt;</text:span><text:span text:style-name="T4">h2</text:span> <text:span text:style-name="T6">style</text:span>=<text:span text:style-name="T12">"background-color:blue; color:white;"</text:span><text:span text:style-name="T2">&gt;</text:span>Exemplos de Cores<text:span text:style-name="T2">&lt;/</text:span><text:span text:style-name="T4">h2</text:span><text:span text:style-name="T2">&gt;</text:span></text:p>
      <text:p text:style-name="P18"/>
      <text:p text:style-name="P21"/>
      <text:p text:style-name="P20">&lt;!-- Representação por códigos Hexadecimais --&gt;</text:p>
      <text:p text:style-name="P20">&lt;!-- Decimal: 0 1 2 3 4 5 6 7 8 9 --&gt;</text:p>
      <text:p text:style-name="P20">&lt;!-- Hexadecimal: 0 1 2 3 4 5 6 7 8 9 A B C D E F --&gt;</text:p>
      <text:p text:style-name="P18"><text:span text:style-name="T2">&lt;</text:span><text:span text:style-name="T4">h2</text:span> <text:span text:style-name="T6">style</text:span>=<text:span text:style-name="T12">"background-color:#0000ff; color:#ffffff;"</text:span><text:span text:style-name="T2">&gt;</text:span>Exemplos de Cores<text:span text:style-name="T2">&lt;/</text:span><text:span text:style-name="T4">h2</text:span><text:span text:style-name="T2">&gt;</text:span></text:p>
      <text:p text:style-name="P22"/>
      <text:p text:style-name="P20">&lt;!-- Representação em RGB (Red, Green, Blue) --&gt;</text:p>
      <text:p text:style-name="P18"><text:span text:style-name="T2">&lt;</text:span><text:span text:style-name="T4">h2</text:span> <text:span text:style-name="T6">style</text:span>=<text:span text:style-name="T12">"background-color:rgb(0, 0, 255); color:rgb(255, 255, 255);"</text:span><text:span text:style-name="T2">&gt;</text:span>Exemplos de Cores<text:span text:style-name="T2">&lt;/</text:span><text:span text:style-name="T4">h2</text:span><text:span text:style-name="T2">&gt;</text:span></text:p>
      <text:p text:style-name="P23"/>
      <text:p text:style-name="P20">&lt;!-- Representação por HSL (Hue Saturation, Luminosity) --&gt;</text:p>
      <text:p text:style-name="P18"><text:span text:style-name="T2">&lt;</text:span><text:span text:style-name="T4">h2</text:span> <text:span text:style-name="T6">style</text:span>=<text:span text:style-name="T12">"background-color:hsl(240, 100%, 50%); color:hsl(0, 0%, 100%);"</text:span><text:span text:style-name="T2">&gt;</text:span>Exemplos de Cores<text:span text:style-name="T2">&lt;/</text:span><text:span text:style-name="T4">h2</text:span><text:span text:style-name="T2">&gt;</text:span></text:p>
      <text:p text:style-name="P23"/>
      <text:p text:style-name="P18"><text:span text:style-name="T2">&lt;</text:span><text:span text:style-name="T4">h2</text:span> <text:span text:style-name="T6">style</text:span>=<text:span text:style-name="T12">"background-color:#1b4e2160; color:#047000;"</text:span><text:span text:style-name="T2">&gt;</text:span>Exemplos de Cores<text:span text:style-name="T2">&lt;/</text:span><text:span text:style-name="T4">h2</text:span><text:span text:style-name="T2">&gt;</text:span></text:p>
      <text:p text:style-name="P22"/>
      <text:p text:style-name="P18"><text:span text:style-name="T2">&lt;/</text:span><text:span text:style-name="T4">body</text:span><text:span text:style-name="T2">&gt;</text:span></text:p>
      <text:p text:style-name="P4"/>
      <text:p text:style-name="P4"/>
      <text:list xml:id="list80451895189171" text:continue-numbering="true" text:style-name="L1">
        <text:list-item>
          <text:p text:style-name="P46">Capítulo 13 Aula 03 – Harmonia de cores</text:p>
        </text:list-item>
      </text:list>
      <text:p text:style-name="P16">Círculo Cromático – Harmonia de cores</text:p>
      <text:p text:style-name="P5">Analisando atentamente o círculo cromático, percebemos as três cores primárias: <text:span text:style-name="T17">amarelo</text:span>, <text:span text:style-name="T17">vermelho </text:span>e <text:span text:style-name="T17">azul</text:span>.</text:p>
      <text:p text:style-name="P5">Da junção das cores primárias, temos as três cores secundárias, que são o <text:span text:style-name="T17">laranja </text:span>(amarelo+vermelho), o <text:span text:style-name="T17">violeta/roxo</text:span> (azul+vermelho) e o <text:span text:style-name="T17">verde</text:span> (azul+amarelo).</text:p>
      <text:p text:style-name="P5">Da junção de uma cor primária com uma secundária, temos as seis cores terciárias:</text:p>
      <text:p text:style-name="P5"><text:soft-page-break/><text:span text:style-name="T17">Amarelo-esverdeado </text:span>(amarelo+verde)</text:p>
      <text:p text:style-name="P5"><text:span text:style-name="T17">Amarelo-alaranjado</text:span> (amarelo+laranja)</text:p>
      <text:p text:style-name="P5"><text:span text:style-name="T17">Vermelho-alaranjado </text:span>(vermelho+laranja)</text:p>
      <text:p text:style-name="P5"><text:span text:style-name="T17">Vermelho-arroxeado </text:span>(vermelho+roxo)</text:p>
      <text:p text:style-name="P5"><text:span text:style-name="T17">Azul-arroxeado </text:span>(azul+roxo)</text:p>
      <text:p text:style-name="P5"><text:span text:style-name="T17">Azul-esverdeado</text:span> (azul+verde)</text:p>
      <text:p text:style-name="P5"/>
      <text:p text:style-name="P5">Olhando o círculo cromático, também conseguimos classificar as cores por sua <text:span text:style-name="T17">temperatura</text:span>. As cores <text:span text:style-name="T17">quentes</text:span>, criam uma sensação de <text:span text:style-name="T17">calor</text:span> e <text:span text:style-name="T17">proximidade</text:span>. Já as cores <text:span text:style-name="T17">frias</text:span>, estão associadas a <text:span text:style-name="T17">sensações</text:span> mais <text:span text:style-name="T17">calmas</text:span>, de <text:span text:style-name="T17">frescor</text:span> e <text:span text:style-name="T17">tranquilidade</text:span>:</text:p>
      <text:p text:style-name="P6"><text:span text:style-name="T17">Cores frias</text:span>: Violeta, azul-roxeado, azul, azul-esverdeado, verde, amarelo-esverdeado.</text:p>
      <text:p text:style-name="P6"><text:span text:style-name="T17">Cores quentes</text:span>: Amarelo, amarelo-laranjado, laranja, vermelho-alaranjado, vermelho, vermelho-arroxeado.</text:p>
      <text:p text:style-name="P5"/>
      <text:p text:style-name="P6"><text:span text:style-name="T17">Cores complementares</text:span>: São aquelas que apresentam o maior contraste entre si. Elas estão localizadas do lado imediatamente oposto do círculo cromático.</text:p>
      <text:p text:style-name="P6"><text:span text:style-name="T17">Cores análogas</text:span>: Diferente das cores complementares, que estão do lado extremo oposto no círculo cromático, as cores análogas são aquelas que são imediatamente vizinhas entre si.</text:p>
      <text:p text:style-name="P6"/>
      <text:p text:style-name="P6"><text:span text:style-name="T17">Cores análogas mais uma complementar:</text:span> é uma combinação dos dois tipos anteriores.</text:p>
      <text:p text:style-name="P6"/>
      <text:p text:style-name="P6"><text:span text:style-name="T17">Cores análogas relacionadas:</text:span> escolhemos duas cores análogas (consecutivas) e depois pulamos uma terceira cor (em qualquer direção) e escolhemos a quarta.</text:p>
      <text:p text:style-name="P6"/>
      <text:p text:style-name="P6"><text:span text:style-name="T17">Cores intercaladas:</text:span> escolhemos a primeira cor e depois mais duas com intervalo constante entre elas.</text:p>
      <text:p text:style-name="P6"/>
      <text:p text:style-name="P6"><text:span text:style-name="T17">Cores tríadicas:</text:span> escolhemos três pontos equidistantes no círculo cromático. <text:span text:style-name="T18">Escolhe uma cor e pula três cores até fechar o triângulo equilátero.</text:span></text:p>
      <text:p text:style-name="P6"/>
      <text:p text:style-name="P7"><text:span text:style-name="T17">Cores em quadrado:</text:span> Bastante semelhante ao esquema triádico, mas permite selecionar quatro cores com um contraste razoável entre as cores escolhidas. Esse esquema gera sempre um quadrado perfeito com os pontos selecionados.</text:p>
      <text:p text:style-name="P7"/>
      <text:p text:style-name="P7"><text:span text:style-name="T17">Cores tetrádicas:</text:span> Com essa técnica, vamos escolher dois pares de cores complementares, que não serão necessariamente análogas ou consecutivas. Isso vai nos garantir dois pares de cores, com bastante contraste entre si.</text:p>
      <text:p text:style-name="P6"/>
      <text:p text:style-name="P7"><text:span text:style-name="T17">Monocromia:</text:span> Uma harmonia bem diferente das anteriores, que usa apenas uma cor e varia apenas a sua saturação e o seu brilho. Gera um resultado visual bem agradável aos olhos, conhecido como “<text:span text:style-name="T17">degradê</text:span>”.</text:p>
      <text:p text:style-name="P6"/>
      <text:list xml:id="list80450918686798" text:continue-numbering="true" text:style-name="L1">
        <text:list-item>
          <text:p text:style-name="P46"><text:soft-page-break/>Capítulo 13 Aula 04 – Paleta de cores</text:p>
        </text:list-item>
      </text:list>
      <text:p text:style-name="P13">Sites para formar paletas de cores:</text:p>
      <text:p text:style-name="P8"><text:span text:style-name="T19">Color Adobe:</text:span> <text:a xlink:type="simple" xlink:href="https://color.adobe.com/pt/create/color-wheel" text:style-name="Internet_20_link" text:visited-style-name="Visited_20_Internet_20_Link">https://color.adobe.com/pt/create/color-wheel</text:a></text:p>
      <text:p text:style-name="P8"><text:span text:style-name="T19">Paletton.com: </text:span><text:s/><text:a xlink:type="simple" xlink:href="https://paletton.com/#uid=1000u0kllllaFw0g0qFqFg0w0aF" text:style-name="Internet_20_link" text:visited-style-name="Visited_20_Internet_20_Link">https://paletton.com/#uid=1000u0kllllaFw0g0qFqFg0w0aF</text:a></text:p>
      <text:p text:style-name="P10">Coolors: <text:a xlink:type="simple" xlink:href="https://coolors.co/" text:style-name="Internet_20_link" text:visited-style-name="Visited_20_Internet_20_Link">https://coolors.co/</text:a></text:p>
      <text:p text:style-name="P9"/>
      <text:list xml:id="list80451809396563" text:continue-numbering="true" text:style-name="L1">
        <text:list-item>
          <text:p text:style-name="P46">Capítulo 13 Aula 05 – Como capturar cores da tela?</text:p>
        </text:list-item>
      </text:list>
      <text:p text:style-name="P11">Navegue até o Chrome Web Store <text:a xlink:type="simple" xlink:href="https://chrome.google.com/webstore/category/extensions?hl=pt-br" text:style-name="Internet_20_link" text:visited-style-name="Visited_20_Internet_20_Link">https://chrome.google.com/webstore/category/extensions?hl=pt-br</text:a> <text:s/>e depois pesquise por “<text:span text:style-name="T17">Colorzilla</text:span>”.</text:p>
      <text:p text:style-name="P11">Instale a extensão, abra o site que deseja pegar a cor, ative o contra gotas do Colorzilla para <text:span text:style-name="T20">capturar</text:span> a cor.</text:p>
      <text:p text:style-name="P11"/>
      <text:list xml:id="list80452542908273" text:continue-numbering="true" text:style-name="L1">
        <text:list-item>
          <text:p text:style-name="P46">Capítulo 13 Aula 06 – Como criar degradê com CSS ?</text:p>
        </text:list-item>
      </text:list>
      <text:p text:style-name="P24"><text:span text:style-name="T7">background-image</text:span><text:span text:style-name="T21">: </text:span><text:span text:style-name="T27">linear-gradient</text:span><text:span text:style-name="T21">(to </text:span><text:span text:style-name="T13">bottom</text:span><text:span text:style-name="T21">, </text:span><text:span text:style-name="T13">white</text:span><text:span text:style-name="T21">, </text:span><text:span text:style-name="T13">blue</text:span><text:span text:style-name="T21">)</text:span></text:p>
      <text:p text:style-name="P12">right → esquerda para direita</text:p>
      <text:p text:style-name="P12">left → direita para esquerda</text:p>
      <text:p text:style-name="P12">top → de baixo para cima</text:p>
      <text:p text:style-name="P12">bottom → de cima para baixo</text:p>
      <text:p text:style-name="P12"/>
      <text:list xml:id="list80452239308100" text:continue-numbering="true" text:style-name="L1">
        <text:list-item>
          <text:p text:style-name="P46">Capítulo 13 Aula 07 – Criando um exemplo real</text:p>
        </text:list-item>
      </text:list>
      <text:p text:style-name="P14">ex016 → cor 03</text:p>
      <text:p text:style-name="P14">ex016 → style.css </text:p>
      <text:p text:style-name="P14"/>
      <text:list xml:id="list80452225009341" text:continue-numbering="true" text:style-name="L1">
        <text:list-item>
          <text:p text:style-name="P46">Capítulo 14 Aula 01 – Primeiros passos em Tipografia</text:p>
        </text:list-item>
      </text:list>
      <text:p text:style-name="P15">Na idade média quem produzia os livros eram os monges copistas.</text:p>
      <text:p text:style-name="P15">Em 1450 Johannes Gutenberg inventou a prensa mecânica de tipos móveis. Por este invento Gutenberg é considerado o pai da imprensa.</text:p>
      <text:p text:style-name="P15">A TIPOGRAFIA surge para melhorar a qualidade das letras usadas na prensas mecânicas.</text:p>
      <text:p text:style-name="P15">TIPO → týpos → impressão, colocar algo no papel.</text:p>
      <text:p text:style-name="P15">GRAFIA → graphía → escrita.</text:p>
      <text:p text:style-name="P14">TIPOGRAFIA → é o estudo de como escrever coisas no papel. Estudo do tipos.</text:p>
      <text:p text:style-name="P14"/>
      <text:list xml:id="list80451552308186" text:continue-numbering="true" text:style-name="L1">
        <text:list-item>
          <text:p text:style-name="P51">Capítulo 14 Aula 02 – Anatomia do tipo</text:p>
          <text:p text:style-name="P53">Anatomia do tipo → como desenhar cada letra. A letra x é o ponto de partida para a construção de todas as outras letras. Todas a letras minúsculas são baseadas na altura-x.</text:p>
        </text:list-item>
      </text:list>
      <text:p text:style-name="P30"><text:span text:style-name="T17">Altura das maiúsculas</text:span> → altura das letras maiúsculas;</text:p>
      <text:p text:style-name="P30"><text:span text:style-name="T17">Altura x</text:span> → altura de todas as letras minúsculas;</text:p>
      <text:p text:style-name="P30"><text:span text:style-name="T17">Ascendente</text:span> → altura das letras minúsculas que passam da altura x;</text:p>
      <text:p text:style-name="P30"><text:span text:style-name="T17">Descendente</text:span> → altura <text:span text:style-name="T29">do que passa para baixo da altura x;</text:span></text:p>
      <text:p text:style-name="P31"><text:span text:style-name="T17">Corpo</text:span> → altura total, a soma de todas as alturas.</text:p>
      <text:p text:style-name="P31"><text:soft-page-break/><text:span text:style-name="T17">Glífos</text:span> → cada letra ou caractere.</text:p>
      <text:p text:style-name="P31"><text:span text:style-name="T17">Fontes</text:span> → conjuntos de glífos.</text:p>
      <text:p text:style-name="P31"><text:span text:style-name="T17">Família tipográfica</text:span> → conjutos de glífos para diferentes famílias de fontes(light, normal, seminegrito, negrito, extranegrito).</text:p>
      <text:p text:style-name="P38">Categorias de Fontes:</text:p>
      <text:p text:style-name="P31"><text:span text:style-name="T17">serifadas</text:span> → fontes com serifa;</text:p>
      <text:p text:style-name="P31"><text:span text:style-name="T17">sans-serifa</text:span> → fontes sem serifa;</text:p>
      <text:p text:style-name="P32"><text:span text:style-name="T17">monoespaçada</text:span> → com ou sem serifa, mas todas as letras e glífos têm a mesma largura;</text:p>
      <text:p text:style-name="P32"><text:span text:style-name="T17">handwriting</text:span> → fonte de script, tenta simular a escrita a mão;</text:p>
      <text:p text:style-name="P32"><text:span text:style-name="T17">display</text:span> → também conhecidas como fontes comemorativas, são aquelas que não possuem nenhuma característica acima.</text:p>
      <text:p text:style-name="P31"/>
      <text:list xml:id="list80450694405163" text:continue-numbering="true" text:style-name="L1">
        <text:list-item>
          <text:p text:style-name="P52">Capítulo 14 Aula 03 – Famílias de fonte com CSS</text:p>
          <text:p text:style-name="P54">Pesquisar por “CSS web font combinations” para ver combinações de fontes. Acesse o site <text:a xlink:type="simple" xlink:href="https://www.w3schools.com/cssref/css_fonts_fallbacks.asp" text:style-name="Internet_20_link" text:visited-style-name="Visited_20_Internet_20_Link">https://www.w3schools.com/cssref/css_fonts_fallbacks.asp</text:a> para ver as combinações de fontes. O próprio VSCode sugere algumas combinações.</text:p>
        </text:list-item>
      </text:list>
      <text:p text:style-name="P33"/>
      <text:p text:style-name="P40"><text:span text:style-name="T2">&lt;</text:span><text:span text:style-name="T4">style</text:span><text:span text:style-name="T2">&gt;</text:span></text:p>
      <text:p text:style-name="P18"><text:span text:style-name="T30"><text:tab/>body</text:span>{</text:p>
      <text:p text:style-name="P18"><text:span text:style-name="T6"><text:tab/><text:tab/>font-family</text:span>:<text:span text:style-name="T12">Arial</text:span>, <text:span text:style-name="T12">Helvetica</text:span>, <text:span text:style-name="T12">sans-serif</text:span>;</text:p>
      <text:p text:style-name="P18"><text:tab/>}</text:p>
      <text:p text:style-name="P18"><text:span text:style-name="T30"><text:tab/>h1</text:span>, <text:span text:style-name="T30">h2</text:span>{</text:p>
      <text:p text:style-name="P18"><text:span text:style-name="T6"><text:tab/><text:tab/>font-family</text:span>: <text:span text:style-name="T12">'Times New Roman'</text:span>, <text:span text:style-name="T12">Times</text:span>, <text:span text:style-name="T12">serif</text:span>;</text:p>
      <text:p text:style-name="P18"><text:tab/>}</text:p>
      <text:p text:style-name="P25"><text:span text:style-name="T3">&lt;/</text:span><text:span text:style-name="T5">style</text:span><text:span text:style-name="T3">&gt;</text:span></text:p>
      <text:p text:style-name="P33"/>
      <text:list xml:id="list80451521401478" text:continue-numbering="true" text:style-name="L1">
        <text:list-item>
          <text:p text:style-name="P52">Capítulo 14 Aula 04 – Tamanho de fonte e suas medidas</text:p>
        </text:list-item>
      </text:list>
      <text:p text:style-name="P39">Medidas Absolutas</text:p>
      <text:p text:style-name="P34">cm, mm, in(polegada), px, pt, pc</text:p>
      <text:p text:style-name="P34"/>
      <text:p text:style-name="P39">Medidas Relativas</text:p>
      <text:p text:style-name="P34">em, ex, rem, vw, vh, %</text:p>
      <text:p text:style-name="P34"/>
      <text:p text:style-name="P34">A recomendação da W3C é usar apenas px e em.</text:p>
      <text:p text:style-name="P34">Geralmente 16px = 1em</text:p>
      <text:p text:style-name="P34"/>
      <text:p text:style-name="P41"><text:span text:style-name="T2">&lt;</text:span><text:span text:style-name="T4">style</text:span><text:span text:style-name="T2">&gt;</text:span></text:p>
      <text:p text:style-name="P18"><text:span text:style-name="T30"><text:tab/>body</text:span>{</text:p>
      <text:p text:style-name="P18"><text:span text:style-name="T6"><text:tab/><text:tab/>font-family</text:span>:<text:span text:style-name="T12">Arial</text:span>, <text:span text:style-name="T12">Helvetica</text:span>, <text:span text:style-name="T12">sans-serif</text:span>;</text:p>
      <text:p text:style-name="P18"><text:span text:style-name="T6"><text:tab/><text:tab/>font-size</text:span>: <text:span text:style-name="T31">1em</text:span>;</text:p>
      <text:p text:style-name="P18"><text:tab/>}</text:p>
      <text:p text:style-name="P18"><text:span text:style-name="T30"><text:tab/>h1</text:span>, <text:span text:style-name="T30">h2</text:span>{</text:p>
      <text:p text:style-name="P18"><text:span text:style-name="T6"><text:tab/><text:tab/>font-family</text:span>: <text:span text:style-name="T12">'Times New Roman'</text:span>, <text:span text:style-name="T12">Times</text:span>, <text:span text:style-name="T12">serif</text:span>;</text:p>
      <text:p text:style-name="P18"><text:tab/>}</text:p>
      <text:p text:style-name="P25"><text:span text:style-name="T3">&lt;/</text:span><text:span text:style-name="T5">style</text:span><text:span text:style-name="T3">&gt;</text:span></text:p>
      <text:p text:style-name="P34"/>
      <text:list xml:id="list80451760202080" text:continue-numbering="true" text:style-name="L1">
        <text:list-item>
          <text:p text:style-name="P52"><text:soft-page-break/>Capítulo 14 Aula 05 – Peso, estilo e shorthand font</text:p>
        </text:list-item>
      </text:list>
      <text:p text:style-name="P35"/>
      <text:p text:style-name="P42"><text:span text:style-name="T30">h1</text:span>, <text:span text:style-name="T30">h2</text:span>{</text:p>
      <text:p text:style-name="P20"><text:tab/>/* shorthand font:</text:p>
      <text:p text:style-name="P20"><text:tab/>- font-style -&gt; font-weight -&gt; font-size -&gt; font-family</text:p>
      <text:p text:style-name="P20"><text:tab/>font-family: 'Work Sans', sans-serif;</text:p>
      <text:p text:style-name="P20"><text:tab/>font-weight:bolder;</text:p>
      <text:p text:style-name="P20"><text:tab/>font-size: 3em;</text:p>
      <text:p text:style-name="P20"><text:tab/>font-style: italic;</text:p>
      <text:p text:style-name="P20"><text:tab/>*/</text:p>
      <text:p text:style-name="P18"><text:span text:style-name="T6"><text:tab/>font</text:span>: <text:span text:style-name="T12">italic</text:span> <text:span text:style-name="T12">bolder</text:span> <text:span text:style-name="T31">3em</text:span> <text:span text:style-name="T12">'Work Sans'</text:span>, <text:span text:style-name="T12">sans-serif</text:span>;</text:p>
      <text:p text:style-name="P18">}</text:p>
      <text:p text:style-name="P35"/>
      <text:list xml:id="list80451344975957" text:continue-numbering="true" text:style-name="L1">
        <text:list-item>
          <text:p text:style-name="P52">Capítulo 14 Aula 06 – Usando Google Fonts</text:p>
          <text:p text:style-name="P55"><text:a xlink:type="simple" xlink:href="https://fonts.google.com/" text:style-name="Internet_20_link" text:visited-style-name="Visited_20_Internet_20_Link"/></text:p>
          <text:p text:style-name="P55"><text:a xlink:type="simple" xlink:href="https://fonts.google.com/" text:style-name="Internet_20_link" text:visited-style-name="Visited_20_Internet_20_Link">https://fonts.google.com/</text:a> →<text:span text:style-name="T33"> site com várias famílias de fontes que podem ser usadas em qualquer projeto.</text:span></text:p>
        </text:list-item>
      </text:list>
      <text:p text:style-name="P37">Para usar esta fonte siga os passos:</text:p>
      <text:p text:style-name="P37">1. escolha uma fonte;</text:p>
      <text:p text:style-name="P37">2. clique em “Select this style” e uma nova aba abrirá;</text:p>
      <text:p text:style-name="P37">3. nessa nova aba clique em “@import” e copie o texto que está dentro da caixa abaixo e dentro da tag &lt;style&gt;;</text:p>
      <text:p text:style-name="P37">4. cole <text:span text:style-name="T34">o @import</text:span> abaixo da abertura da tag &lt;style&gt; do seu projeto de site. <text:span text:style-name="T34">Isso é importante, o @import tem que estar nas primeiras linhas do stylo de seu projeto.</text:span></text:p>
      <text:p text:style-name="P36"/>
      <text:list xml:id="list80450844487144" text:continue-numbering="true" text:style-name="L1">
        <text:list-item>
          <text:p text:style-name="P52">Capítulo 14 Aula 07 – Usando fontes externas baixadas</text:p>
        </text:list-item>
      </text:list>
      <text:p text:style-name="P58"/>
      <text:p text:style-name="P58">Acessa o site <text:a xlink:type="simple" xlink:href="https://www.dafont.com/" text:style-name="Internet_20_link" text:visited-style-name="Visited_20_Internet_20_Link">https://www.dafont.com</text:a> escolhe uma fonte, baixa e no style coloca como está abaixo. <text:span text:style-name="T8">font-family</text:span> será o nome que vodê dará para a sua fonte. <text:span text:style-name="T8">src</text:span><text:span text:style-name="T22">: </text:span><text:span text:style-name="T28">url</text:span> será o nome do arquivo da fonte. Se ele estiver em outra pasta, será preciso colocar o caminho inteiro até chegar ao arquivo da fonte. <text:span text:style-name="T22">format</text:span> tipo de arquivo de acordo com a <text:s/>lista comentada abaixo.</text:p>
      <text:p text:style-name="P57"/>
      <text:p text:style-name="P59"><text:span text:style-name="T2">&lt;</text:span><text:span text:style-name="T4">style</text:span><text:span text:style-name="T2">&gt;</text:span></text:p>
      <text:p text:style-name="P18"><text:span text:style-name="T35"><text:tab/>@font-face</text:span> {</text:p>
      <text:p text:style-name="P18"><text:span text:style-name="T6"><text:tab/><text:tab/>font-family</text:span>: <text:span text:style-name="T12">'Valentine'</text:span>;</text:p>
      <text:p text:style-name="P18"><text:span text:style-name="T6"><text:tab/><text:tab/>src</text:span>: <text:span text:style-name="T26">url</text:span>(<text:span text:style-name="T12">'../ex018/valentine/Valentine.otf'</text:span>) format (<text:span text:style-name="T12">'opentype'</text:span>);</text:p>
      <text:p text:style-name="P18"><text:span text:style-name="T6"><text:tab/><text:tab/>font-weight</text:span>: <text:span text:style-name="T12">normal</text:span>;</text:p>
      <text:p text:style-name="P18"><text:span text:style-name="T6"><text:tab/><text:tab/>font-style</text:span>: <text:span text:style-name="T12">normal</text:span>;</text:p>
      <text:p text:style-name="P18"><text:tab/>}</text:p>
      <text:p text:style-name="P20">/*</text:p>
      <text:p text:style-name="P20"><text:tab/>Tipos de format()</text:p>
      <text:p text:style-name="P20"><text:tab/>- opentype (otf)</text:p>
      <text:p text:style-name="P20"><text:tab/>- truetype (ttf)</text:p>
      <text:p text:style-name="P20"><text:tab/>- embedded-opentype</text:p>
      <text:p text:style-name="P20"><text:tab/>- truetype-aat (Apple Advanced Typography)</text:p>
      <text:p text:style-name="P20"><text:tab/>- svg</text:p>
      <text:p text:style-name="P20"><text:soft-page-break/>*/</text:p>
      <text:p text:style-name="P18"><text:span text:style-name="T30"><text:tab/>body</text:span> {</text:p>
      <text:p text:style-name="P18"><text:span text:style-name="T6"><text:tab/><text:tab/>font-family</text:span>:<text:span text:style-name="T12">Arial</text:span>, <text:span text:style-name="T12">Helvetica</text:span>, <text:span text:style-name="T12">sans-serif</text:span></text:p>
      <text:p text:style-name="P18"><text:tab/>}</text:p>
      <text:p text:style-name="P18"><text:span text:style-name="T30"><text:tab/>h1</text:span> {</text:p>
      <text:p text:style-name="P18"><text:span text:style-name="T6"><text:tab/><text:tab/>font-family</text:span>: <text:span text:style-name="T12">'Valentine'</text:span>;</text:p>
      <text:p text:style-name="P18"><text:span text:style-name="T6"><text:tab/><text:tab/>font-size</text:span>: <text:span text:style-name="T31">3em</text:span>;</text:p>
      <text:p text:style-name="P18"><text:span text:style-name="T6"><text:tab/><text:tab/>font-weight</text:span>: <text:span text:style-name="T12">normal</text:span>;</text:p>
      <text:p text:style-name="P18"><text:tab/>}</text:p>
      <text:p text:style-name="P25"><text:span text:style-name="T3">&lt;/</text:span><text:span text:style-name="T5">style</text:span><text:span text:style-name="T3">&gt;</text:span></text:p>
      <text:p text:style-name="P56"/>
      <text:list xml:id="list80451431550910" text:continue-numbering="true" text:style-name="L1">
        <text:list-item>
          <text:p text:style-name="P52">Capítulo 14 Aula 08 – Capturando as fontes usadas em um site</text:p>
        </text:list-item>
      </text:list>
      <text:p text:style-name="P61"/>
      <text:p text:style-name="P61">Acesse a “chrome web store” e adicione a extensão “Fonts Ninja”. <text:span text:style-name="T36">Clique no símbolo da extensão e ela irá informar quais as fontes foram utilizadas no site. Quando passa o mouse por cima do texto, ele identifica a fonte, tamanho, espaçamento lateral e tipo de estilo.</text:span></text:p>
      <text:p text:style-name="P60"/>
      <text:list xml:id="list80451987770173" text:continue-numbering="true" text:style-name="L1">
        <text:list-item>
          <text:p text:style-name="P52">Capítulo 14 Aula 09 – Detectando fontes dentro de imagens</text:p>
        </text:list-item>
      </text:list>
      <text:p text:style-name="P62"/>
      <text:p text:style-name="P62"><text:a xlink:type="simple" xlink:href="https://www.whatfontis.com/" text:style-name="Internet_20_link" text:visited-style-name="Visited_20_Internet_20_Link">https://www.whatfontis.com/</text:a></text:p>
      <text:p text:style-name="P62"><text:a xlink:type="simple" xlink:href="https://www.fontsquirrel.com/" text:style-name="Internet_20_link" text:visited-style-name="Visited_20_Internet_20_Link">https://www.fontsquirrel.com/</text:a></text:p>
      <text:p text:style-name="P62"><text:a xlink:type="simple" xlink:href="https://www.myfonts.com/" text:style-name="Internet_20_link" text:visited-style-name="Visited_20_Internet_20_Link">https://www.myfonts.com/</text:a></text:p>
      <text:p text:style-name="P62"/>
      <text:p text:style-name="P63">Arraste a imagem para dentro da área de seleção de imagens de qualquer destes sites acima, selecione a área na imagem que tem o texto com a fonte que você quer, e o site irá reconhecer, ou não a fonte.</text:p>
      <text:p text:style-name="P62"/>
      <text:list xml:id="list80450796515263" text:continue-numbering="true" text:style-name="L1">
        <text:list-item>
          <text:p text:style-name="P52">Capítulo 14 Aula 10 – Alinhamento de textos com CSS</text:p>
        </text:list-item>
      </text:list>
      <text:p text:style-name="P63"/>
      <text:p text:style-name="P65"><text:span text:style-name="T37">O padrão de </text:span><text:span text:style-name="T8">text-align</text:span><text:span text:style-name="T22">: </text:span><text:span text:style-name="T14">left</text:span><text:span text:style-name="T22">;</text:span><text:span text:style-name="T37"> é o alinhamento a esquerda. Portanto mesmo que não seja colocado </text:span><text:span text:style-name="T9">text-align</text:span><text:span text:style-name="T23">:</text:span><text:span text:style-name="T37"> o texto ficará alinhado a esquerda. </text:span><text:span text:style-name="T39">Use </text:span><text:span text:style-name="T10">text-align</text:span><text:span text:style-name="T24">: </text:span><text:span text:style-name="T15">center</text:span><text:span text:style-name="T24">;</text:span><text:span text:style-name="T39"> para centralizar o texto, </text:span><text:span text:style-name="T10">text-align</text:span><text:span text:style-name="T24">: </text:span><text:span text:style-name="T15">right</text:span><text:span text:style-name="T24">;</text:span><text:span text:style-name="T39"> para alinhar a direita e </text:span><text:span text:style-name="T10">text-align</text:span><text:span text:style-name="T24">: </text:span><text:span text:style-name="T15">justify</text:span><text:span text:style-name="T24">;</text:span><text:span text:style-name="T39"> para justificar (alinhas tanto a esquerda como a direita).</text:span></text:p>
      <text:p text:style-name="P65"><text:span text:style-name="T39">Para indentar a primeira linha do texto, podemos usar </text:span><text:span text:style-name="T11">text-indent</text:span><text:span text:style-name="T25">: </text:span><text:span text:style-name="T32">40px</text:span><text:span text:style-name="T25">;</text:span><text:span text:style-name="T39"> </text:span></text:p>
      <text:p text:style-name="P63"/>
      <text:list xml:id="list80450865643940" text:continue-numbering="true" text:style-name="L1">
        <text:list-item>
          <text:p text:style-name="P52">Capítulo 15 Aula 01 – Usando o id com CSS</text:p>
        </text:list-item>
      </text:list>
      <text:p text:style-name="P64"/>
      <text:list xml:id="list80451554083124" text:continue-numbering="true" text:style-name="L1">
        <text:list-item>
          <text:p text:style-name="P5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21:26:31.917033747</meta:creation-date>
    <dc:date>2021-08-18T08:04:50.490269565</dc:date>
    <meta:editing-duration>PT46M23S</meta:editing-duration>
    <meta:editing-cycles>8</meta:editing-cycles>
    <meta:generator>LibreOffice/6.1.5.2$Linux_X86_64 LibreOffice_project/10$Build-2</meta:generator>
    <meta:document-statistic meta:table-count="1" meta:image-count="0" meta:object-count="0" meta:page-count="7" meta:paragraph-count="217" meta:word-count="1656" meta:character-count="11033" meta:non-whitespace-character-count="9543"/>
  </office:meta>
</office:document-meta>
</file>